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5792in" fo:margin-left="0.1153in" table:align="left"/>
    </style:style>
    <style:style style:name="Table1.A" style:family="table-column">
      <style:table-column-properties style:column-width="1.0965in"/>
    </style:style>
    <style:style style:name="Table1.1" style:family="table-row">
      <style:table-row-properties style:min-row-height="0.4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1879" officeooo:paragraph-rsid="00191879"/>
    </style:style>
    <style:style style:name="P2" style:family="paragraph" style:parent-style-name="Standard">
      <style:paragraph-properties fo:text-align="center" style:justify-single-word="false"/>
      <style:text-properties fo:font-size="36pt" fo:font-weight="bold" officeooo:rsid="00191879" officeooo:paragraph-rsid="00191879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40pt" officeooo:rsid="00191879" officeooo:paragraph-rsid="00191879" style:font-size-asian="40pt" style:font-size-complex="40pt"/>
    </style:style>
    <style:style style:name="P4" style:family="paragraph" style:parent-style-name="Standard">
      <style:paragraph-properties fo:text-align="start" style:justify-single-word="false"/>
      <style:text-properties fo:font-size="12pt" officeooo:rsid="00191879" officeooo:paragraph-rsid="00191879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91879" officeooo:paragraph-rsid="0029597a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b3ae9" officeooo:paragraph-rsid="001b3ae9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b3ae9" officeooo:paragraph-rsid="001c3e76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e5e8a" officeooo:paragraph-rsid="001e5e8a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c3e76" officeooo:paragraph-rsid="001c3e7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c7819" officeooo:paragraph-rsid="001c7819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1a0b45" officeooo:paragraph-rsid="001a0b45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1b3ae9" officeooo:paragraph-rsid="001b3ae9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01c3e76" officeooo:paragraph-rsid="001c3e76" style:font-size-asian="16pt" style:font-weight-asian="bold" style:font-size-complex="16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officeooo:rsid="00191879" officeooo:paragraph-rsid="00191879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officeooo:rsid="001a0b45" officeooo:paragraph-rsid="001a0b45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24pt" fo:font-weight="bold" officeooo:rsid="00191879" officeooo:paragraph-rsid="00191879" style:font-size-asian="24pt" style:font-weight-asian="bold" style:font-size-complex="2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24pt" fo:font-weight="bold" officeooo:rsid="00191879" officeooo:paragraph-rsid="00283bde" style:font-size-asian="24pt" style:font-weight-asian="bold" style:font-size-complex="24pt" style:font-weight-complex="bold"/>
    </style:style>
    <style:style style:name="T1" style:family="text">
      <style:text-properties officeooo:rsid="001a0b45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1a0b45" style:font-size-asian="16pt" style:font-weight-asian="bold" style:font-size-complex="16pt" style:font-weight-complex="bold"/>
    </style:style>
    <style:style style:name="T4" style:family="text">
      <style:text-properties officeooo:rsid="001b3ae9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c3e76" style:font-weight-asian="normal" style:font-weight-complex="normal"/>
    </style:style>
    <style:style style:name="T7" style:family="text">
      <style:text-properties officeooo:rsid="001c7819"/>
    </style:style>
    <style:style style:name="T8" style:family="text">
      <style:text-properties officeooo:rsid="00283bde"/>
    </style:style>
    <style:style style:name="T9" style:family="text">
      <style:text-properties officeooo:rsid="0029597a"/>
    </style:style>
    <style:style style:name="T10" style:family="text">
      <style:text-properties officeooo:rsid="002a6c8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doku</text:p>
      <text:p text:style-name="P1"/>
      <text:p text:style-name="P3">Poročil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Jan Jurman</text:p>
      <text:p text:style-name="P4">Jan Henčič</text:p>
      <text:p text:style-name="P4">Damjan Novarlić</text:p>
      <text:p text:style-name="P4">Tjaž Vračko</text:p>
      <text:p text:style-name="P4"/>
      <text:p text:style-name="P4">Maribor, Marec 2017</text:p>
      <text:p text:style-name="P4"/>
      <text:p text:style-name="P4"/>
      <text:p text:style-name="P4"><text:soft-page-break/></text:p>
      <table:table table:name="Table1" table:style-name="Table1">
        <table:table-column table:style-name="Table1.A" table:number-columns-repeated="6"/>
        <table:table-row table:style-name="Table1.1">
          <table:table-cell table:style-name="Table1.A1" office:value-type="string">
            <text:p text:style-name="P15">Vodja</text:p>
          </table:table-cell>
          <table:table-cell table:style-name="Table1.A1" office:value-type="string">
            <text:p text:style-name="P15">1. Teden</text:p>
          </table:table-cell>
          <table:table-cell table:style-name="Table1.A1" office:value-type="string">
            <text:p text:style-name="P15">2. Teden</text:p>
          </table:table-cell>
          <table:table-cell table:style-name="Table1.A1" office:value-type="string">
            <text:p text:style-name="P15">3. Teden</text:p>
          </table:table-cell>
          <table:table-cell table:style-name="Table1.A1" office:value-type="string">
            <text:p text:style-name="P15">4. Teden</text:p>
          </table:table-cell>
          <table:table-cell table:style-name="Table1.F1" office:value-type="string">
            <text:p text:style-name="P15">5. Teden</text:p>
          </table:table-cell>
        </table:table-row>
        <table:table-row table:style-name="Table1.1">
          <table:table-cell table:style-name="Table1.A2" office:value-type="string">
            <text:p text:style-name="P15">Jan Jurman</text:p>
          </table:table-cell>
          <table:table-cell table:style-name="Table1.A2" office:value-type="string">
            <text:p text:style-name="P17">x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F2" office:value-type="string">
            <text:p text:style-name="P14"/>
          </table:table-cell>
        </table:table-row>
        <table:table-row table:style-name="Table1.1">
          <table:table-cell table:style-name="Table1.A2" office:value-type="string">
            <text:p text:style-name="P15">Jan Henčič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8">x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F2" office:value-type="string">
            <text:p text:style-name="P18">x</text:p>
          </table:table-cell>
        </table:table-row>
        <table:table-row table:style-name="Table1.1">
          <table:table-cell table:style-name="Table1.A2" office:value-type="string">
            <text:p text:style-name="P15">Damjan Novarlić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8">x</text:p>
          </table:table-cell>
          <table:table-cell table:style-name="Table1.A2" office:value-type="string">
            <text:p text:style-name="P14"/>
          </table:table-cell>
          <table:table-cell table:style-name="Table1.F2" office:value-type="string">
            <text:p text:style-name="P16"/>
          </table:table-cell>
        </table:table-row>
        <table:table-row table:style-name="Table1.1">
          <table:table-cell table:style-name="Table1.A2" office:value-type="string">
            <text:p text:style-name="P15">Tjaž Vračko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8">x</text:p>
          </table:table-cell>
          <table:table-cell table:style-name="Table1.F2" office:value-type="string">
            <text:p text:style-name="P14"/>
          </table:table-cell>
        </table:table-row>
      </table:table>
      <text:p text:style-name="P4"/>
      <text:p text:style-name="P4"/>
      <text:p text:style-name="P4"><text:span text:style-name="T3">Naziv</text:span><text:span text:style-name="T2"> projekta</text:span>: <text:span text:style-name="T2">Ludoku</text:span></text:p>
      <text:p text:style-name="P4"/>
      <text:p text:style-name="P5">Ludoku je spletna platforma za igranje tekmovalnega sodokuja. Uporabnikom <text:span text:style-name="T8">o</text:span>mogoča igranje sudokuja proti drugim igralcem na različne načine, <text:span text:style-name="T1">vodenje statistik in sodelovanje v turnirjih. Igralci skupaj rešujejo isto nalogo, kriterij za zmago je čas. Zmagovalec je torej tisti, ki prvi reši sudoku nalogo.</text:span></text:p>
      <text:p text:style-name="P5"><text:span text:style-name="T1">Z zmagami na turnirjih si posamezniki lahko priborijo medalje, ki so vidne na njihovem profilu.</text:span></text:p>
      <text:p text:style-name="P4"/>
      <text:p text:style-name="P4"/>
      <text:p text:style-name="P11">Funkcionalnosti</text:p>
      <text:p text:style-name="P4">- <text:span text:style-name="T1">Registracija in prijava uprabnikov preko FB, google ali navadni uporabniški račun</text:span></text:p>
      <text:p text:style-name="P4">- <text:span text:style-name="T1">Ogled profila z vsemi statistikami</text:span></text:p>
      <text:p text:style-name="P4">- <text:span text:style-name="T1">Ustvarjanje in pridruževanje “lobijev”</text:span></text:p>
      <text:p text:style-name="P4">- <text:span text:style-name="T1">Hitra Igra (najde vam naključnega nasprotnika)</text:span></text:p>
      <text:p text:style-name="P4">- <text:span text:style-name="T1">Več različnih tipov iger:</text:span></text:p>
      <text:p text:style-name="P4"><text:tab/><text:span text:style-name="T1">× 5 zaporednih sudokujev (1v1)</text:span></text:p>
      <text:p text:style-name="P4"><text:tab/><text:span text:style-name="T1">× reševanje enega sudokuja (do 8 igralcev)</text:span></text:p>
      <text:p text:style-name="P4"><text:tab/><text:span text:style-name="T1">× turnirji</text:span></text:p>
      <text:p text:style-name="P4">- <text:span text:style-name="T4">Dosežki in pregled le teh</text:span></text:p>
      <text:p text:style-name="P4">- <text:span text:style-name="T4">tbd</text:span></text:p>
      <text:p text:style-name="P4"/>
      <text:p text:style-name="P12">Tehnične podrobnosti</text:p>
      <text:p text:style-name="P9">Uporaba tehnologije git za nadzor različic kode.</text:p>
      <text:p text:style-name="P9">Backend: NodeJS, MongoDB,</text:p>
      <text:p text:style-name="P9">Front end: HTML, SASS, JS</text:p>
      <text:p text:style-name="P9"/>
      <text:p text:style-name="P9"/>
      <text:p text:style-name="P12">Okviren časovni načrt poteka implementacje</text:p>
      <text:p text:style-name="P4"/>
      <text:p text:style-name="P6">1. Teden</text:p>
      <text:p text:style-name="P9">Oblikovanje ogrodja.</text:p>
      <text:p text:style-name="P9">Vzpostavitev strežnika, podatkovne baze, githuba</text:p>
      <text:p text:style-name="P9">Izdelava strani za registracijo in prijavo.</text:p>
      <text:p text:style-name="P7"/>
      <text:p text:style-name="P7"/>
      <text:p text:style-name="P7"/>
      <text:p text:style-name="P7"><text:soft-page-break/>2. Teden</text:p>
      <text:p text:style-name="P9">Dodajanje prijave preko FB in googl<text:span text:style-name="T10">e</text:span>.</text:p>
      <text:p text:style-name="P9">Izdelava profilne strani</text:p>
      <text:p text:style-name="P9">Izdelava lestvic najboljših igralcev</text:p>
      <text:p text:style-name="P9">Zač<text:span text:style-name="T7">etni</text:span> koraki izdelave lobijev</text:p>
      <text:p text:style-name="P9"/>
      <text:p text:style-name="P9"/>
      <text:p text:style-name="P9"/>
      <text:p text:style-name="P6">3. Teden</text:p>
      <text:p text:style-name="P9">Dokončna izdelava lobijev in omogočanje povezave igralcev ter začetek igre</text:p>
      <text:p text:style-name="P9">Implementacija igre <text:span text:style-name="T7">(5 zaporednih, 1v1)</text:span></text:p>
      <text:p text:style-name="P10">Dosežki</text:p>
      <text:p text:style-name="P9"/>
      <text:p text:style-name="P6">4. Teden</text:p>
      <text:p text:style-name="P9">Implementacija turnirjev</text:p>
      <text:p text:style-name="P10">Matchmaking (quickplay)</text:p>
      <text:p text:style-name="P9">Testiranje</text:p>
      <text:p text:style-name="P9"/>
      <text:p text:style-name="P7">5. Teden</text:p>
      <text:p text:style-name="P7"><text:span text:style-name="T6">Izboljšave</text:span></text:p>
      <text:p text:style-name="P8"><text:span text:style-name="T5">Razreševanje manjših problemov, ki se pojavijo ob implementaciji</text:span></text:p>
      <text:p text:style-name="P8"><text:span text:style-name="T5">Končni koraki</text:span></text:p>
      <text:p text:style-name="P8"><text:span text:style-name="T6"/></text:p>
      <text:p text:style-name="P13">Sekcija za tedenska poroči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3:35:26.267894374</meta:creation-date>
    <dc:date>2017-03-10T19:52:50.718532293</dc:date>
    <meta:editing-duration>PT5H34M2S</meta:editing-duration>
    <meta:editing-cycles>5</meta:editing-cycles>
    <meta:generator>LibreOffice/5.1.4.2$Linux_X86_64 LibreOffice_project/10m0$Build-2</meta:generator>
    <meta:document-statistic meta:table-count="1" meta:image-count="0" meta:object-count="0" meta:page-count="3" meta:paragraph-count="63" meta:word-count="254" meta:character-count="1693" meta:non-whitespace-character-count="1499"/>
  </office:meta>
</office:document-meta>
</file>